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5f980" officeooo:paragraph-rsid="0016407d"/>
    </style:style>
    <style:style style:name="P2" style:family="paragraph" style:parent-style-name="Standard">
      <style:text-properties officeooo:rsid="0015f980" officeooo:paragraph-rsid="0017cda3"/>
    </style:style>
    <style:style style:name="P3" style:family="paragraph" style:parent-style-name="Standard">
      <style:text-properties officeooo:rsid="00191457" officeooo:paragraph-rsid="00191457"/>
    </style:style>
    <style:style style:name="P4" style:family="paragraph" style:parent-style-name="Standard">
      <style:text-properties officeooo:rsid="001b142e" officeooo:paragraph-rsid="001b142e"/>
    </style:style>
    <style:style style:name="P5" style:family="paragraph" style:parent-style-name="Standard">
      <style:text-properties officeooo:rsid="00206cb1" officeooo:paragraph-rsid="0022bac0"/>
    </style:style>
    <style:style style:name="P6" style:family="paragraph" style:parent-style-name="Standard">
      <style:text-properties fo:font-weight="bold" officeooo:rsid="00231bd2" officeooo:paragraph-rsid="00231bd2" style:font-weight-asian="bold" style:font-weight-complex="bold"/>
    </style:style>
    <style:style style:name="P7" style:family="paragraph" style:parent-style-name="Standard">
      <style:text-properties fo:font-weight="normal" officeooo:rsid="0024a836" officeooo:paragraph-rsid="0025e7a4" style:font-weight-asian="normal" style:font-weight-complex="normal"/>
    </style:style>
    <style:style style:name="P8" style:family="paragraph" style:parent-style-name="Standard">
      <style:text-properties fo:font-weight="normal" officeooo:rsid="0025e7a4" officeooo:paragraph-rsid="0025e7a4" style:font-weight-asian="normal" style:font-weight-complex="normal"/>
    </style:style>
    <style:style style:name="P9" style:family="paragraph" style:parent-style-name="Standard">
      <style:text-properties fo:font-weight="normal" officeooo:rsid="002838a2" officeooo:paragraph-rsid="002838a2" style:font-weight-asian="normal" style:font-weight-complex="normal"/>
    </style:style>
    <style:style style:name="P10" style:family="paragraph" style:parent-style-name="Standard">
      <style:text-properties fo:font-weight="normal" officeooo:rsid="00291b55" officeooo:paragraph-rsid="00291b55" style:font-weight-asian="normal" style:font-weight-complex="normal"/>
    </style:style>
    <style:style style:name="P11" style:family="paragraph" style:parent-style-name="Standard">
      <style:text-properties fo:font-weight="normal" officeooo:rsid="002aed96" officeooo:paragraph-rsid="002c6dbf" style:font-weight-asian="normal" style:font-weight-complex="normal"/>
    </style:style>
    <style:style style:name="P12" style:family="paragraph" style:parent-style-name="Standard">
      <style:text-properties fo:font-weight="normal" officeooo:rsid="002e6473" officeooo:paragraph-rsid="002e6473" style:font-weight-asian="normal" style:font-weight-complex="normal"/>
    </style:style>
    <style:style style:name="P13" style:family="paragraph" style:parent-style-name="Standard">
      <style:text-properties fo:font-weight="normal" officeooo:rsid="00301022" officeooo:paragraph-rsid="00301022" style:font-weight-asian="normal" style:font-weight-complex="normal"/>
    </style:style>
    <style:style style:name="P14" style:family="paragraph" style:parent-style-name="Standard">
      <style:text-properties fo:font-weight="normal" officeooo:rsid="0030a3ad" officeooo:paragraph-rsid="0030a3ad" style:font-weight-asian="normal" style:font-weight-complex="normal"/>
    </style:style>
    <style:style style:name="P15" style:family="paragraph" style:parent-style-name="Standard">
      <style:text-properties fo:font-weight="normal" officeooo:rsid="0032801d" officeooo:paragraph-rsid="0032801d" style:font-weight-asian="normal" style:font-weight-complex="normal"/>
    </style:style>
    <style:style style:name="P16" style:family="paragraph" style:parent-style-name="Standard">
      <style:text-properties fo:font-weight="normal" officeooo:rsid="0033fcba" officeooo:paragraph-rsid="0033fcba" style:font-weight-asian="normal" style:font-weight-complex="normal"/>
    </style:style>
    <style:style style:name="P17" style:family="paragraph" style:parent-style-name="Table_20_Contents">
      <style:text-properties officeooo:rsid="001f10ee" officeooo:paragraph-rsid="001f10ee"/>
    </style:style>
    <style:style style:name="P18" style:family="paragraph" style:parent-style-name="Table_20_Contents">
      <style:text-properties officeooo:rsid="0022bac0" officeooo:paragraph-rsid="0022bac0"/>
    </style:style>
    <style:style style:name="P19" style:family="paragraph" style:parent-style-name="Standard">
      <style:text-properties fo:font-weight="normal" officeooo:rsid="00191457" officeooo:paragraph-rsid="00191457" style:font-weight-asian="normal" style:font-weight-complex="normal"/>
    </style:style>
    <style:style style:name="P20" style:family="paragraph" style:parent-style-name="Standard">
      <style:text-properties fo:font-weight="normal" officeooo:rsid="001b142e" officeooo:paragraph-rsid="001b142e" style:font-weight-asian="normal" style:font-weight-complex="normal"/>
    </style:style>
    <style:style style:name="P21" style:family="paragraph" style:parent-style-name="Standard">
      <style:text-properties fo:font-weight="normal" officeooo:rsid="001c560f" officeooo:paragraph-rsid="001c560f" style:font-weight-asian="normal" style:font-weight-complex="normal"/>
    </style:style>
    <style:style style:name="P22" style:family="paragraph" style:parent-style-name="Standard">
      <style:text-properties fo:font-weight="normal" officeooo:rsid="001db611" officeooo:paragraph-rsid="001db611" style:font-weight-asian="normal" style:font-weight-complex="normal"/>
    </style:style>
    <style:style style:name="P23" style:family="paragraph" style:parent-style-name="Standard">
      <style:text-properties fo:font-weight="normal" officeooo:rsid="001f10ee" officeooo:paragraph-rsid="001f10ee" style:font-weight-asian="normal" style:font-weight-complex="normal"/>
    </style:style>
    <style:style style:name="P24" style:family="paragraph" style:parent-style-name="Standard">
      <style:text-properties fo:font-weight="normal" officeooo:rsid="00206cb1" officeooo:paragraph-rsid="00206cb1" style:font-weight-asian="normal" style:font-weight-complex="normal"/>
    </style:style>
    <style:style style:name="P25" style:family="paragraph" style:parent-style-name="Standard">
      <style:text-properties fo:font-weight="normal" officeooo:rsid="00358472" officeooo:paragraph-rsid="003486a8" style:font-weight-asian="normal" style:font-weight-complex="normal"/>
    </style:style>
    <style:style style:name="P26" style:family="paragraph" style:parent-style-name="Standard">
      <style:text-properties fo:font-weight="bold" officeooo:rsid="00231bd2" officeooo:paragraph-rsid="00231bd2" style:font-weight-asian="bold" style:font-weight-complex="bold"/>
    </style:style>
    <style:style style:name="T1" style:family="text">
      <style:text-properties officeooo:rsid="001640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10ee" style:font-weight-asian="normal" style:font-weight-complex="normal"/>
    </style:style>
    <style:style style:name="T5" style:family="text">
      <style:text-properties fo:font-weight="normal" officeooo:rsid="0022bac0" style:font-weight-asian="normal" style:font-weight-complex="normal"/>
    </style:style>
    <style:style style:name="T6" style:family="text">
      <style:text-properties fo:font-weight="normal" officeooo:rsid="003c8622" style:font-weight-asian="normal" style:font-weight-complex="normal"/>
    </style:style>
    <style:style style:name="T7" style:family="text">
      <style:text-properties officeooo:rsid="0025e7a4"/>
    </style:style>
    <style:style style:name="T8" style:family="text">
      <style:text-properties officeooo:rsid="002b514e"/>
    </style:style>
    <style:style style:name="T9" style:family="text">
      <style:text-properties officeooo:rsid="002c6dbf"/>
    </style:style>
    <style:style style:name="T10" style:family="text">
      <style:text-properties officeooo:rsid="004062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ro bir "data serialization system" dir. <text:span text:style-name="T1">Avro dil bagımsız dosya formatı, serialization ve <text:s/>RPC mekanizmaları sağlar.</text:span></text:p>
      <text:p text:style-name="P2"/>
      <text:p text:style-name="P3"><text:s/>MapReduce kullanarak, HDFS üzerindeki bir dosyaya Java<text:span text:style-name="T2"> Nesnesi </text:span><text:span text:style-name="T3">yazmak ve <text:s/></text:span><text:span text:style-name="T6">okumak</text:span><text:span text:style-name="T3"> için kullanılır.</text:span></text:p>
      <text:p text:style-name="P19"/>
      <text:p text:style-name="P20">Aşagıdaki kod:</text:p>
      <text:p text:style-name="P4"><text:span text:style-name="T4">1-</text:span><text:span text:style-name="T3">weblog_entries.txt dan bir satır almamızı sağlar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public class WeblogRecord { </text:p>
            <text:p text:style-name="P21">private String cookie; </text:p>
            <text:p text:style-name="P21">private String page; </text:p>
            <text:p text:style-name="P21">private Date date; </text:p>
            <text:p text:style-name="P21">private String ip; </text:p>
            <text:p text:style-name="P21">public WeblogRecord() { </text:p>
            <text:p text:style-name="P21">} </text:p>
            <text:p text:style-name="P21">public WeblogRecord(String cookie, String page, Date date, </text:p>
            <text:p text:style-name="P21">String ip) { </text:p>
            <text:p text:style-name="P21">this.cookie = cookie; </text:p>
            <text:p text:style-name="P21">this.page = page; </text:p>
            <text:p text:style-name="P21">this.date = date; </text:p>
            <text:p text:style-name="P21">this.ip = ip; </text:p>
            <text:p text:style-name="P21">} </text:p>
            <text:p text:style-name="P21">//getters and setters </text:p>
            <text:p text:style-name="P21">@Override </text:p>
            <text:p text:style-name="P21">public String toString() {</text:p>
            <text:p text:style-name="P22">return cookie + "\t" + page + "\t" + date.toString() + </text:p>
            <text:p text:style-name="P22">"\t" + ip; </text:p>
            <text:p text:style-name="P22">} </text:p>
            <text:p text:style-name="P22">}</text:p>
          </table:table-cell>
        </table:table-row>
      </table:table>
      <text:p text:style-name="P20"/>
      <text:p text:style-name="P23">2-mapreduce job ı oluşturulur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">public class WeblogMapper extends MapReduceBase implements </text:p>
            <text:p text:style-name="P17">Mapper&lt;LongWritable, Text, AvroWrapper, NullWritable&gt; { </text:p>
            <text:p text:style-name="P17">private AvroWrapper&lt;WeblogRecord&gt; outputRecord = new </text:p>
            <text:p text:style-name="P17">AvroWrapper&lt;WeblogRecord&gt;(); </text:p>
            <text:p text:style-name="P17">private WeblogRecord weblogRecord = new WeblogRecord(); </text:p>
            <text:p text:style-name="P17">SimpleDateFormat dateFormatter = new SimpleDateFormat("yyyy- </text:p>
            <text:p text:style-name="P17">MM-dd:HH:mm:ss"); </text:p>
            <text:p text:style-name="P17">public void map(LongWritable key, Text value, </text:p>
            <text:p text:style-name="P17">OutputCollector&lt;AvroWrapper, NullWritable&gt; oc, Reporter rprtr) </text:p>
            <text:p text:style-name="P17">throws IOException { </text:p>
            <text:p text:style-name="P17">String[] tokens = value.toString().split("\t"); </text:p>
            <text:p text:style-name="P17">String cookie = tokens[0]; </text:p>
            <text:p text:style-name="P17">String page = tokens[1]; </text:p>
            <text:p text:style-name="P17">String date = tokens[2]; </text:p>
            <text:p text:style-name="P17">String time = tokens[3]; </text:p>
            <text:p text:style-name="P17">String formattedDate = date + ":" + time; </text:p>
            <text:p text:style-name="P17">Date timestamp = null; </text:p>
            <text:p text:style-name="P17">try { </text:p>
            <text:p text:style-name="P17">timestamp = dateFormatter.parse(formattedDate); </text:p>
            <text:p text:style-name="P17">} catch(ParseException ex) { </text:p>
            <text:p text:style-name="P17"><text:soft-page-break/>// ignore records with invalid dates </text:p>
            <text:p text:style-name="P17">return; </text:p>
            <text:p text:style-name="P17">} </text:p>
            <text:p text:style-name="P17">String ip = tokens[4]; </text:p>
            <text:p text:style-name="P17">weblogRecord.setCookie(cookie); </text:p>
            <text:p text:style-name="P17">weblogRecord.setDate(timestamp); </text:p>
            <text:p text:style-name="P17">weblogRecord.setIp(ip); </text:p>
            <text:p text:style-name="P17">weblogRecord.setPage(page); </text:p>
            <text:p text:style-name="P17">outputRecord.datum(weblogRecord); </text:p>
            <text:p text:style-name="P17">oc.collect(outputRecord, NullWritable.get()); </text:p>
            <text:p text:style-name="P17">} </text:p>
            <text:p text:style-name="P17">}</text:p>
          </table:table-cell>
        </table:table-row>
      </table:table>
      <text:p text:style-name="P23"/>
      <text:p text:style-name="P5"><text:span text:style-name="T3">Artık MapReduce Jobı aracılıgıyla textdosyası okunup,serialize edilip WeblogRecord </text:span><text:span text:style-name="T5">nesnesi</text:span><text:span text:style-name="T3"> diske yazılabilir durumdadır.(persist) </text:span></text:p>
      <text:p text:style-name="P24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public class AvroWriter extends Configured implements Tool { </text:p>
            <text:p text:style-name="P18">public int run(String[] args) throws Exception { </text:p>
            <text:p text:style-name="P18">Path inputPath = new Path(args[0]); </text:p>
            <text:p text:style-name="P18">Path outputPath = new Path(args[1]); </text:p>
            <text:p text:style-name="P18">Schema schema = ReflectData.get().getSchema(WeblogRecord. </text:p>
            <text:p text:style-name="P18">class); </text:p>
            <text:p text:style-name="P18">Configuration conf = getConf(); </text:p>
            <text:p text:style-name="P18">JobConf weblogJob = new JobConf(conf, getClass()); </text:p>
            <text:p text:style-name="P18">weblogJob.setJobName("Avro Writer"); </text:p>
            <text:p text:style-name="P18">weblogJob.setNumReduceTasks(0); </text:p>
            <text:p text:style-name="P18">weblogJob.setMapperClass(WeblogMapper.class); </text:p>
            <text:p text:style-name="P18">weblogJob.setMapOutputKeyClass(AvroWrapper.class); </text:p>
            <text:p text:style-name="P18">weblogJob.setMapOutputValueClass(NullWritable.class); </text:p>
            <text:p text:style-name="P18">weblogJob.setInputFormat(TextInputFormat.class); </text:p>
            <text:p text:style-name="P18">AvroJob.setOutputSchema(weblogJob, schema); </text:p>
            <text:p text:style-name="P18">FileInputFormat.setInputPaths(weblogJob, inputPath); </text:p>
            <text:p text:style-name="P18">FileOutputFormat.setOutputPath(weblogJob, outputPath); </text:p>
            <text:p text:style-name="P18">RunningJob job = JobClient.runJob(weblogJob); </text:p>
            <text:p text:style-name="P18">if(job.isSuccessful()) { </text:p>
            <text:p text:style-name="P18">return 0; </text:p>
            <text:p text:style-name="P18">} </text:p>
            <text:p text:style-name="P18">return 1; </text:p>
            <text:p text:style-name="P18">} </text:p>
            <text:p text:style-name="P18">public static void main(String[] args) throws Exception { </text:p>
            <text:p text:style-name="P18">int returnCode = ToolRunner.run(new AvroWriter(), args); </text:p>
            <text:p text:style-name="P18">System.exit(returnCode); </text:p>
            <text:p text:style-name="P18">} </text:p>
            <text:p text:style-name="P18">}</text:p>
          </table:table-cell>
        </table:table-row>
      </table:table>
      <text:p text:style-name="P24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Nasıl Çalıştı?</text:p>
      <text:p text:style-name="P7">AvroWriter MapReduce job <text:span text:style-name="T7">text dosyasını okudu ve bir <text:s/></text:span>Avro file <text:span text:style-name="T7">üzerindeki <text:s/></text:span>WeblogRecord </text:p>
      <text:p text:style-name="P8">sınıfını serialize etti. </text:p>
      <text:p text:style-name="P9">Bir text dosyası <text:s/>input format olarak ayarlandı:</text:p>
      <text:p text:style-name="P9"/>
      <text:p text:style-name="P10">weblogJob.setInputFormat(TextInputFormat.class);</text:p>
      <text:p text:style-name="P10"/>
      <text:p text:style-name="P11"><text:span text:style-name="T8">Avro Schema tabanlı bir </text:span>WeblogRecord <text:s/><text:span text:style-name="T8">sınıfı build edildi ve sonra </text:span><text:s/>output schema <text:s/><text:span text:style-name="T9">ayarlandı.</text:span></text:p>
      <text:p text:style-name="P11"/>
      <text:p text:style-name="P12">Schema schema = ReflectData.get().getSchema(WeblogRecord.class); </text:p>
      <text:p text:style-name="P12">AvroJob.setOutputSchema(weblogJob, schema);</text:p>
      <text:p text:style-name="P12"/>
      <text:p text:style-name="P13">Artık <text:s/>AvroWrapper sınıfının kullanacağı WeblogRecord nesnesine izin verecek mapper yazıldı.(Eski mapreduce api si ile)</text:p>
      <text:p text:style-name="P12"/>
      <text:p text:style-name="P14">private AvroWrapper&lt;WeblogRecord&gt; outputRecord = new </text:p>
      <text:p text:style-name="P14">AvroWrapper&lt;WeblogRecord&gt;(); </text:p>
      <text:p text:style-name="P14">private WeblogRecord weblogRecord = new WeblogRecord();</text:p>
      <text:p text:style-name="P14"/>
      <text:p text:style-name="P15">WeblogMapper map() fonksiyonu ile Veri kullanıldı:</text:p>
      <text:p text:style-name="P15"/>
      <text:p text:style-name="P16">outputRecord.datum(weblogRecord); </text:p>
      <text:p text:style-name="P16">oc.collect(outputRecord, NullWritable.get());</text:p>
      <text:p text:style-name="P16"/>
      <text:p text:style-name="P25">Avro dosya formatı olarak jobın çıktıs<text:span text:style-name="T10">ı</text:span> depolanmıştır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8T22:16:05.008391626</meta:creation-date>
    <dc:date>2014-02-19T23:23:56.788521421</dc:date>
    <dc:creator>sertac </dc:creator>
    <meta:editing-duration>PT21M5S</meta:editing-duration>
    <meta:editing-cycles>41</meta:editing-cycles>
    <meta:generator>LibreOffice/4.1.3.2$Linux_X86_64 LibreOffice_project/410m0$Build-2</meta:generator>
    <meta:document-statistic meta:table-count="3" meta:image-count="0" meta:object-count="0" meta:page-count="3" meta:paragraph-count="103" meta:word-count="393" meta:character-count="3735" meta:non-whitespace-character-count="3351"/>
  </office:meta>
</office:document-meta>
</file>